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24-02-07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84248" calcext:value-type="float">
            <text:p>154.3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23-02-08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35352" calcext:value-type="float">
            <text:p>154.8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22-02-08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17064" calcext:value-type="float">
            <text:p>154.8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21-02-10 2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84048" calcext:value-type="float">
            <text:p>152.7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20-02-05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25224" calcext:value-type="float">
            <text:p>151.52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19-02-06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99872" calcext:value-type="float">
            <text:p>152.8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18-02-07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92664" calcext:value-type="float">
            <text:p>150.09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17-02-08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9656" calcext:value-type="float">
            <text:p>150.40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16-02-18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94856" calcext:value-type="float">
            <text:p>146.29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15-02-04 2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83704" calcext:value-type="float">
            <text:p>146.98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14-02-13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3344" calcext:value-type="float">
            <text:p>145.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13-02-22 0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076" calcext:value-type="float">
            <text:p>143.24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12-02-14 0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67608" calcext:value-type="float">
            <text:p>143.16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11-02-17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128" calcext:value-type="float">
            <text:p>140.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10-03-05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324" calcext:value-type="float">
            <text:p>140.2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09-02-26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1072" calcext:value-type="float">
            <text:p>139.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08-02-22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5008" calcext:value-type="float">
            <text:p>141.4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07-12-04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61" calcext:value-type="float">
            <text:p>145.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07-02-26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5032" calcext:value-type="float">
            <text:p>140.84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06-03-03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04496" calcext:value-type="float">
            <text:p>139.6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05-11-09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26888" calcext:value-type="float">
            <text:p>145.02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05-02-28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25832" calcext:value-type="float">
            <text:p>139.62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04-02-24 0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4776" calcext:value-type="float">
            <text:p>138.0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03-02-23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18752" calcext:value-type="float">
            <text:p>136.3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02-02-25 0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5896" calcext:value-type="float">
            <text:p>136.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01-02-23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1408" calcext:value-type="float">
            <text:p>135.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2000-02-25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3204" calcext:value-type="float">
            <text:p>134.4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99-12-01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91064" calcext:value-type="float">
            <text:p>137.2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99-03-01 0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8424" calcext:value-type="float">
            <text:p>132.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98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94" calcext:value-type="float">
            <text:p>132.3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97-07-30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2376" calcext:value-type="float">
            <text:p>134.0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97-02-25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04536" calcext:value-type="float">
            <text:p>132.3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96-02-27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264" calcext:value-type="float">
            <text:p>131.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95-02-2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3096" calcext:value-type="float">
            <text:p>132.2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94-11-3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6836" calcext:value-type="float">
            <text:p>135.4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94-06-22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4672" calcext:value-type="float">
            <text:p>134.15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94-03-01 0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88184" calcext:value-type="float">
            <text:p>129.4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93-02-18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19376" calcext:value-type="float">
            <text:p>129.1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92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5208" calcext:value-type="float">
            <text:p>134.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92-02-22 0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77344" calcext:value-type="float">
            <text:p>126.5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92-01-07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0264" calcext:value-type="float">
            <text:p>127.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91-03-1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27464" calcext:value-type="float">
            <text:p>123.7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91-02-2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17808" calcext:value-type="float">
            <text:p>125.7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90-02-21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7344" calcext:value-type="float">
            <text:p>118.9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8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5184" calcext:value-type="float">
            <text:p>116.9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88-07-20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85888" calcext:value-type="float">
            <text:p>121.7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88-02-20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288" calcext:value-type="float">
            <text:p>114.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87-07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1552" calcext:value-type="float">
            <text:p>120.6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87-02-19 2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124" calcext:value-type="float">
            <text:p>112.79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86-11-13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38728" calcext:value-type="float">
            <text:p>117.8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86-06-27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116" calcext:value-type="float">
            <text:p>115.9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86-0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85-08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2464" calcext:value-type="float">
            <text:p>118.0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85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444" calcext:value-type="float">
            <text:p>119.3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85-0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6608" calcext:value-type="float">
            <text:p>112.30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83-07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858" calcext:value-type="float">
            <text:p>114.9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83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168" calcext:value-type="float">
            <text:p>112.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82-02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636" calcext:value-type="float">
            <text:p>108.0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81-0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696" calcext:value-type="float">
            <text:p>105.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80-0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404" calcext:value-type="float">
            <text:p>104.7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9-1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932" calcext:value-type="float">
            <text:p>108.85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9-08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9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4128" calcext:value-type="float">
            <text:p>100.0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8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8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464" calcext:value-type="float">
            <text:p>94.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7-1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4496" calcext:value-type="float">
            <text:p>101.5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7-05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1896" calcext:value-type="float">
            <text:p>118.8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7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7176" calcext:value-type="float">
            <text:p>88.6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6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3288" calcext:value-type="float">
            <text:p>93.36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6-08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87128" calcext:value-type="float">
            <text:p>124.0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6-05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8024" calcext:value-type="float">
            <text:p>116.7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6-0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5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03016" calcext:value-type="float">
            <text:p>104.9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5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9048" calcext:value-type="float">
            <text:p>116.5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5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5696" calcext:value-type="float">
            <text:p>120.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5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3328" calcext:value-type="float">
            <text:p>108.92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3-05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0552" calcext:value-type="float">
            <text:p>101.19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3-05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3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1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0-10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0-08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0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70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69-11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69-08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69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474</text:p>
          </table:table-cell>
          <table:table-cell office:value-type="string" calcext:value-type="string">
            <text:p>1969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76" meta:object-count="0"/>
    <meta:user-defined meta:name="AppVersion">3.0</meta:user-defined>
  </office:meta>
</office:document-meta>
</file>